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2CD77850E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737cm" svg:height="20.32cm" svg:x="0.091cm" svg:y="0.254cm">
          <draw:image xlink:href="Pictures/1000000000000203000002CD77850E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0:02:44.051713427</meta:creation-date>
    <dc:date>2014-10-02T10:03:25.861784846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